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0583in" style:rel-column-width="19479*"/>
    </style:style>
    <style:style style:name="Table2.B" style:family="table-column">
      <style:table-column-properties style:column-width="1.875in" style:rel-column-width="17744*"/>
    </style:style>
    <style:style style:name="Table2.C" style:family="table-column">
      <style:table-column-properties style:column-width="1.0667in" style:rel-column-width="10094*"/>
    </style:style>
    <style:style style:name="Table2.D" style:family="table-column">
      <style:table-column-properties style:column-width="0.9333in" style:rel-column-width="8832*"/>
    </style:style>
    <style:style style:name="Table2.E" style:family="table-column">
      <style:table-column-properties style:column-width="0.9917in" style:rel-column-width="9386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17931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paragraph-rsid="000179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paragraph-rsid="00017931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officeooo:paragraph-rsid="000179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officeooo:rsid="0008c4a4" officeooo:paragraph-rsid="000179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1pt" officeooo:paragraph-rsid="000179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1pt" officeooo:rsid="0008c4a4" officeooo:paragraph-rsid="000179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officeooo:paragraph-rsid="00017931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paragraph-rsid="00017931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025592" officeooo:paragraph-rsid="000255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62dd"/>
    </style:style>
    <style:style style:name="T2" style:family="text">
      <style:text-properties officeooo:rsid="0006b429"/>
    </style:style>
    <style:style style:name="T3" style:family="text">
      <style:text-properties fo:color="#000000"/>
    </style:style>
    <style:style style:name="T4" style:family="text">
      <style:text-properties fo:color="#000000" officeooo:rsid="00027ad8"/>
    </style:style>
    <style:style style:name="T5" style:family="text">
      <style:text-properties fo:color="#000000" officeooo:rsid="000395be"/>
    </style:style>
    <style:style style:name="T6" style:family="text">
      <style:text-properties officeooo:rsid="0006fb1c"/>
    </style:style>
    <style:style style:name="T7" style:family="text">
      <style:text-properties style:font-name="Times New Roman" fo:font-size="13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style:font-name="Times New Roman" fo:font-size="13pt" fo:font-weight="bold" officeooo:rsid="000179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10" style:family="text">
      <style:text-properties style:font-name="Times New Roman" fo:font-size="13pt" fo:font-weight="bold" officeooo:rsid="00017931" style:font-size-asian="13pt" style:font-weight-asian="bold" style:font-size-complex="13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Nume test</text:p>
          </table:table-cell>
          <table:table-cell table:style-name="Table2.A1" office:value-type="string">
            <text:p text:style-name="P3">Date intrare</text:p>
          </table:table-cell>
          <table:table-cell table:style-name="Table2.A1" office:value-type="string">
            <text:p text:style-name="P8"><text:span text:style-name="T9">R</text:span><text:span text:style-name="T10">ezultat</text:span><text:span text:style-name="T9"> </text:span></text:p>
            <text:p text:style-name="P3">așteptat</text:p>
          </table:table-cell>
          <table:table-cell table:style-name="Table2.A1" office:value-type="string">
            <text:p text:style-name="P8"><text:span text:style-name="T7">R</text:span><text:span text:style-name="T8">ezultat</text:span><text:span text:style-name="T7"> </text:span></text:p>
            <text:p text:style-name="P10">obținut</text:p>
          </table:table-cell>
          <table:table-cell table:style-name="Table2.E1" office:value-type="string">
            <text:p text:style-name="P2">Observații</text:p>
          </table:table-cell>
        </table:table-row>
        <table:table-row>
          <table:table-cell table:style-name="Table2.A2" office:value-type="string">
            <text:p text:style-name="P4">ComputeEvidenceNodeProbabilityTest_1</text:p>
          </table:table-cell>
          <table:table-cell table:style-name="Table2.A2" office:value-type="string">
            <text:p text:style-name="P6"><text:span text:style-name="T1">Gripă: </text:span><text:span text:style-name="T2">d</text:span><text:span text:style-name="T1">a</text:span></text:p>
            <text:p text:style-name="P6">Abces: <text:span text:style-name="T2">n</text:span>u</text:p>
            <text:p text:style-name="P6">Febră: nod evidență</text:p>
            <text:p text:style-name="P6">Oboseală: <text:span text:style-name="T2">d</text:span>a</text:p>
            <text:p text:style-name="P6">Anorexie: <text:span text:style-name="T2">n</text:span>especificat</text:p>
          </table:table-cell>
          <table:table-cell table:style-name="Table2.A2" office:value-type="string">
            <text:p text:style-name="P4">87.5</text:p>
          </table:table-cell>
          <table:table-cell table:style-name="Table2.A2" office:value-type="string">
            <text:p text:style-name="P4">87.5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omputeEvidenceNodeProbabilityTest_</text:span><text:span text:style-name="T4">2</text:span></text:p>
          </table:table-cell>
          <table:table-cell table:style-name="Table2.A2" office:value-type="string">
            <text:p text:style-name="P6"><text:span text:style-name="T1">Gripă: </text:span><text:span text:style-name="T2">nod evidență</text:span></text:p>
            <text:p text:style-name="P6">Abces: <text:span text:style-name="T2">n</text:span>especificat</text:p>
            <text:p text:style-name="P6">Febră: <text:span text:style-name="T2">n</text:span>especificat</text:p>
            <text:p text:style-name="P6">Oboseală: <text:span text:style-name="T2">n</text:span>especificat</text:p>
            <text:p text:style-name="P6">Anorexie: <text:span text:style-name="T2">n</text:span>especificat</text:p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4">10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omputeEvidenceNodeProbabilityTest_</text:span><text:span text:style-name="T4">3</text:span></text:p>
          </table:table-cell>
          <table:table-cell table:style-name="Table2.A2" office:value-type="string">
            <text:p text:style-name="P6"><text:span text:style-name="T1">Gripă: </text:span><text:span text:style-name="T2">nod evidență</text:span></text:p>
            <text:p text:style-name="P6">Abces: <text:span text:style-name="T2">da</text:span></text:p>
            <text:p text:style-name="P6"><text:span text:style-name="T1">Febră: n</text:span><text:span text:style-name="T2">u</text:span></text:p>
            <text:p text:style-name="P6">Oboseală: <text:span text:style-name="T2">d</text:span>a</text:p>
            <text:p text:style-name="P6"><text:span text:style-name="T1">Anorexie: </text:span><text:span text:style-name="T2">nu</text:span></text:p>
          </table:table-cell>
          <table:table-cell table:style-name="Table2.A2" office:value-type="string">
            <text:p text:style-name="P4">2.877</text:p>
          </table:table-cell>
          <table:table-cell table:style-name="Table2.A2" office:value-type="string">
            <text:p text:style-name="P4">2.877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omputeEvidenceNodeProbabilityTest_</text:span><text:span text:style-name="T4">4</text:span></text:p>
          </table:table-cell>
          <table:table-cell table:style-name="Table2.A2" office:value-type="string">
            <text:p text:style-name="P6"><text:span text:style-name="T1">Gripă: </text:span><text:span text:style-name="T2">nu</text:span></text:p>
            <text:p text:style-name="P6">Abces: <text:span text:style-name="T2">da</text:span></text:p>
            <text:p text:style-name="P6">Febră: <text:span text:style-name="T2">nespecificat</text:span></text:p>
            <text:p text:style-name="P6">Oboseală: <text:span text:style-name="T2">nod evidență</text:span></text:p>
            <text:p text:style-name="P6">Anorexie: <text:span text:style-name="T2">n</text:span>especificat</text:p>
          </table:table-cell>
          <table:table-cell table:style-name="Table2.A2" office:value-type="string">
            <text:p text:style-name="P4">30</text:p>
          </table:table-cell>
          <table:table-cell table:style-name="Table2.A2" office:value-type="string">
            <text:p text:style-name="P4">30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omputeEvidenceNodeProbabilityTest_</text:span><text:span text:style-name="T4">5</text:span></text:p>
          </table:table-cell>
          <table:table-cell table:style-name="Table2.A2" office:value-type="string">
            <text:p text:style-name="P6"><text:span text:style-name="T1">Gripă: </text:span><text:span text:style-name="T2">nod evidență</text:span></text:p>
            <text:p text:style-name="P6">Abces: <text:span text:style-name="T2">da</text:span></text:p>
            <text:p text:style-name="P6"><text:span text:style-name="T1">Febră: </text:span><text:span text:style-name="T2">da</text:span></text:p>
            <text:p text:style-name="P6">Oboseală: <text:span text:style-name="T2">d</text:span>a</text:p>
            <text:p text:style-name="P6"><text:span text:style-name="T1">Anorexie: </text:span><text:span text:style-name="T2">da</text:span></text:p>
          </table:table-cell>
          <table:table-cell table:style-name="Table2.A2" office:value-type="string">
            <text:p text:style-name="P4">26.229</text:p>
          </table:table-cell>
          <table:table-cell table:style-name="Table2.A2" office:value-type="string">
            <text:p text:style-name="P4">26.229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omputeEvidenceNodeProbabilityTest_</text:span><text:span text:style-name="T4">6</text:span></text:p>
          </table:table-cell>
          <table:table-cell table:style-name="Table2.A2" office:value-type="string">
            <text:p text:style-name="P6"><text:span text:style-name="T1">Gripă: </text:span><text:span text:style-name="T2">nu</text:span></text:p>
            <text:p text:style-name="P6">Abces: <text:span text:style-name="T2">nod evidență</text:span></text:p>
            <text:p text:style-name="P6">Febră: <text:span text:style-name="T2">nu</text:span></text:p>
            <text:p text:style-name="P6">Oboseală: <text:span text:style-name="T2">nu</text:span></text:p>
            <text:p text:style-name="P6">Anorexie: <text:span text:style-name="T2">nu</text:span></text:p>
          </table:table-cell>
          <table:table-cell table:style-name="Table2.A2" office:value-type="string">
            <text:p text:style-name="P4">3.989</text:p>
          </table:table-cell>
          <table:table-cell table:style-name="Table2.A2" office:value-type="string">
            <text:p text:style-name="P4">3.989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omputeEvidenceNodeProbabilityTest_</text:span><text:span text:style-name="T4">7</text:span></text:p>
          </table:table-cell>
          <table:table-cell table:style-name="Table2.A2" office:value-type="string">
            <text:p text:style-name="P6"><text:span text:style-name="T1">Gripă: </text:span><text:span text:style-name="T2">n</text:span><text:span text:style-name="T1">especificat</text:span></text:p>
            <text:p text:style-name="P6">Abces: <text:span text:style-name="T2">n</text:span>especificat</text:p>
            <text:p text:style-name="P6">Febră: <text:span text:style-name="T2">n</text:span>especificat</text:p>
            <text:p text:style-name="P6">Oboseală: <text:span text:style-name="T2">n</text:span>especificat</text:p>
            <text:p text:style-name="P6"><text:span text:style-name="T1">Anorexie: </text:span><text:span text:style-name="T2">nod evidență</text:span></text:p>
          </table:table-cell>
          <table:table-cell table:style-name="Table2.A2" office:value-type="string">
            <text:p text:style-name="P4">14.98</text:p>
          </table:table-cell>
          <table:table-cell table:style-name="Table2.A2" office:value-type="string">
            <text:p text:style-name="P4">14.98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CheckValidNumberTest_1</text:p>
          </table:table-cell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-<text:span text:style-name="T2">1</text:span></text:p>
          </table:table-cell>
          <table:table-cell table:style-name="Table2.A2" office:value-type="string">
            <text:p text:style-name="P4">-<text:span text:style-name="T2">1</text:span>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heckValidNumberTest_</text:span><text:span text:style-name="T4">2</text:span></text:p>
          </table:table-cell>
          <table:table-cell table:style-name="Table2.A2" office:value-type="string">
            <text:p text:style-name="P4">-<text:span text:style-name="T2">2</text:span></text:p>
          </table:table-cell>
          <table:table-cell table:style-name="Table2.A2" office:value-type="string">
            <text:p text:style-name="P4">-<text:span text:style-name="T2">1</text:span></text:p>
          </table:table-cell>
          <table:table-cell table:style-name="Table2.A2" office:value-type="string">
            <text:p text:style-name="P4">-<text:span text:style-name="T2">1</text:span>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heckValidNumberTest_</text:span><text:span text:style-name="T4">3</text:span></text:p>
          </table:table-cell>
          <table:table-cell table:style-name="Table2.A2" office:value-type="string">
            <text:p text:style-name="P4">~abc!</text:p>
          </table:table-cell>
          <table:table-cell table:style-name="Table2.A2" office:value-type="string">
            <text:p text:style-name="P4">-<text:span text:style-name="T2">1</text:span></text:p>
          </table:table-cell>
          <table:table-cell table:style-name="Table2.A2" office:value-type="string">
            <text:p text:style-name="P4">-<text:span text:style-name="T2">1</text:span>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heckValidNumberTest_</text:span><text:span text:style-name="T4">4</text:span></text:p>
          </table:table-cell>
          <table:table-cell table:style-name="Table2.A2" office:value-type="string">
            <text:p text:style-name="P4">0.3d</text:p>
          </table:table-cell>
          <table:table-cell table:style-name="Table2.A2" office:value-type="string">
            <text:p text:style-name="P4">-<text:span text:style-name="T2">1</text:span></text:p>
          </table:table-cell>
          <table:table-cell table:style-name="Table2.A2" office:value-type="string">
            <text:p text:style-name="P4">-<text:span text:style-name="T2">1</text:span>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heckValidNumberTest_</text:span><text:span text:style-name="T4">5</text:span></text:p>
          </table:table-cell>
          <table:table-cell table:style-name="Table2.A2" office:value-type="string">
            <text:p text:style-name="P4">0.5</text:p>
          </table:table-cell>
          <table:table-cell table:style-name="Table2.A2" office:value-type="string">
            <text:p text:style-name="P4">0.5</text:p>
          </table:table-cell>
          <table:table-cell table:style-name="Table2.A2" office:value-type="string">
            <text:p text:style-name="P4">0.5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MementoTest_1</text:p>
          </table:table-cell>
          <table:table-cell table:style-name="Table2.A2" office:value-type="string">
            <text:p text:style-name="P7">variabila = 1 </text:p>
            <text:p text:style-name="P7">SaveMemento()</text:p>
            <text:p text:style-name="P7">variabila = 10</text:p>
          </table:table-cell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5">10</text:p>
          </table:table-cell>
          <table:table-cell table:style-name="Table2.E2" office:value-type="string">
            <text:p text:style-name="P4">corect</text:p>
          </table:table-cell>
        </table:table-row>
        <text:soft-page-break/>
        <table:table-row>
          <table:table-cell table:style-name="Table2.A2" office:value-type="string">
            <text:p text:style-name="P4"><text:span text:style-name="T3">MementoTest_</text:span><text:span text:style-name="T4">2</text:span></text:p>
          </table:table-cell>
          <table:table-cell table:style-name="Table2.A2" office:value-type="string">
            <text:p text:style-name="P7">variabila = 1 </text:p>
            <text:p text:style-name="P7">SaveMemento()</text:p>
            <text:p text:style-name="P7">variabila = 10</text:p>
            <text:p text:style-name="P7">RestoreMomento()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MementoTest_</text:span><text:span text:style-name="T4">3</text:span></text:p>
          </table:table-cell>
          <table:table-cell table:style-name="Table2.A2" office:value-type="string">
            <text:p text:style-name="P7">variabila = 1 </text:p>
            <text:p text:style-name="P7">RestoreMomento()</text:p>
          </table:table-cell>
          <table:table-cell table:style-name="Table2.A2" office:value-type="string">
            <text:p text:style-name="P5">Exception</text:p>
          </table:table-cell>
          <table:table-cell table:style-name="Table2.A2" office:value-type="string">
            <text:p text:style-name="P5">Exception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ComputeProbabilityConsideringParentsTest_1</text:p>
          </table:table-cell>
          <table:table-cell table:style-name="Table2.A2" office:value-type="string">
            <text:p text:style-name="P6">nod: Gripă</text:p>
            <text:p text:style-name="P6">status: nespecificat</text:p>
          </table:table-cell>
          <table:table-cell table:style-name="Table2.A2" office:value-type="string">
            <text:p text:style-name="P4">-<text:span text:style-name="T6">1</text:span></text:p>
          </table:table-cell>
          <table:table-cell table:style-name="Table2.A2" office:value-type="string">
            <text:p text:style-name="P4">-<text:span text:style-name="T6">1</text:span>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omputeProbabilityConsideringParentsTest_</text:span><text:span text:style-name="T5">2</text:span></text:p>
          </table:table-cell>
          <table:table-cell table:style-name="Table2.A2" office:value-type="string">
            <text:p text:style-name="P6">nod: Gripă</text:p>
            <text:p text:style-name="P6">status: true</text:p>
          </table:table-cell>
          <table:table-cell table:style-name="Table2.A2" office:value-type="string">
            <text:p text:style-name="P4">0.1</text:p>
          </table:table-cell>
          <table:table-cell table:style-name="Table2.A2" office:value-type="string">
            <text:p text:style-name="P4">0.1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omputeProbabilityConsideringParentsTest_</text:span><text:span text:style-name="T5">3</text:span></text:p>
          </table:table-cell>
          <table:table-cell table:style-name="Table2.A2" office:value-type="string">
            <text:p text:style-name="P6">nod: Gripă</text:p>
            <text:p text:style-name="P6">status: false</text:p>
          </table:table-cell>
          <table:table-cell table:style-name="Table2.A2" office:value-type="string">
            <text:p text:style-name="P4">0.9</text:p>
          </table:table-cell>
          <table:table-cell table:style-name="Table2.A2" office:value-type="string">
            <text:p text:style-name="P4">0.9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omputeProbabilityConsideringParentsTest_</text:span><text:span text:style-name="T5">4</text:span></text:p>
          </table:table-cell>
          <table:table-cell table:style-name="Table2.A2" office:value-type="string">
            <text:p text:style-name="P6">nod: Febră, status: true</text:p>
            <text:p text:style-name="P6">părinte1: Gripă, status: true</text:p>
            <text:p text:style-name="P6">părinte2: Abces, status: false</text:p>
          </table:table-cell>
          <table:table-cell table:style-name="Table2.A2" office:value-type="string">
            <text:p text:style-name="P4">0.7</text:p>
          </table:table-cell>
          <table:table-cell table:style-name="Table2.A2" office:value-type="string">
            <text:p text:style-name="P4">0.7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omputeProbabilityConsideringParentsTest_</text:span><text:span text:style-name="T5">5</text:span></text:p>
          </table:table-cell>
          <table:table-cell table:style-name="Table2.A2" office:value-type="string">
            <text:p text:style-name="P6">nod: Febră, status: false</text:p>
            <text:p text:style-name="P6">părinte1: Gripă, status: false</text:p>
            <text:p text:style-name="P6">părinte2: Abces, status: true</text:p>
          </table:table-cell>
          <table:table-cell table:style-name="Table2.A2" office:value-type="string">
            <text:p text:style-name="P4">0.75</text:p>
          </table:table-cell>
          <table:table-cell table:style-name="Table2.A2" office:value-type="string">
            <text:p text:style-name="P4">0.75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ComputeProbabilityConsideringParentsTest_</text:span><text:span text:style-name="T5">6</text:span></text:p>
          </table:table-cell>
          <table:table-cell table:style-name="Table2.A2" office:value-type="string">
            <text:p text:style-name="P6">nod: Oboseală, status: true</text:p>
            <text:p text:style-name="P6">părinte: Febră, status: true</text:p>
          </table:table-cell>
          <table:table-cell table:style-name="Table2.A2" office:value-type="string">
            <text:p text:style-name="P4">0.6</text:p>
          </table:table-cell>
          <table:table-cell table:style-name="Table2.A2" office:value-type="string">
            <text:p text:style-name="P4">0.6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ToDigitTest_1</text:p>
          </table:table-cell>
          <table:table-cell table:style-name="Table2.A2" office:value-type="string">
            <text:p text:style-name="P4">true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1</text:p>
          </table:table-cell>
          <table:table-cell table:style-name="Table2.E2" office:value-type="string">
            <text:p text:style-name="P4">corect</text:p>
          </table:table-cell>
        </table:table-row>
        <table:table-row>
          <table:table-cell table:style-name="Table2.A2" office:value-type="string">
            <text:p text:style-name="P4"><text:span text:style-name="T3">ToDigitTest_</text:span><text:span text:style-name="T5">2</text:span></text:p>
          </table:table-cell>
          <table:table-cell table:style-name="Table2.A2" office:value-type="string">
            <text:p text:style-name="P4">false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E2" office:value-type="string">
            <text:p text:style-name="P4">corec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5-25T12:49:14.478000000</dc:date>
    <meta:editing-duration>PT2M26S</meta:editing-duration>
    <meta:editing-cycles>2</meta:editing-cycles>
    <meta:document-statistic meta:table-count="1" meta:image-count="0" meta:object-count="0" meta:page-count="2" meta:paragraph-count="164" meta:word-count="248" meta:character-count="2011" meta:non-whitespace-character-count="1922"/>
  </office:meta>
</office:document-meta>
</file>